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automatic-styles>
    <style:style style:name="P1" style:family="paragraph" style:parent-style-name="Heading_20_1">
      <style:paragraph-properties fo:line-height="100%"/>
      <style:text-properties style:use-window-font-color="true" loext:opacity="0%" style:font-name="David CLM" officeooo:rsid="05226f8d" officeooo:paragraph-rsid="04af6545" style:font-name-complex="David CLM"/>
    </style:style>
    <style:style style:name="P2" style:family="paragraph" style:parent-style-name="Text_20_body">
      <style:paragraph-properties fo:line-height="100%"/>
      <style:text-properties style:use-window-font-color="true" loext:opacity="0%" style:font-name="David CLM" officeooo:rsid="04af6545" officeooo:paragraph-rsid="04af6545" style:font-name-complex="David CLM"/>
    </style:style>
    <style:style style:name="P3" style:family="paragraph" style:parent-style-name="Heading_20_2">
      <style:paragraph-properties fo:line-height="100%"/>
      <style:text-properties style:use-window-font-color="true" loext:opacity="0%" officeooo:paragraph-rsid="068ef1d8"/>
    </style:style>
    <style:style style:name="P4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officeooo:paragraph-rsid="068ef1d8"/>
    </style:style>
    <style:style style:name="P5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officeooo:paragraph-rsid="069057c8"/>
    </style:style>
    <style:style style:name="P6" style:family="paragraph" style:parent-style-name="Text_20_body">
      <style:paragraph-properties fo:line-height="100%" fo:text-align="end" style:justify-single-word="false" style:writing-mode="rl-tb"/>
      <style:text-properties style:use-window-font-color="true" loext:opacity="0%" officeooo:paragraph-rsid="06912ce2"/>
    </style:style>
    <style:style style:name="P7" style:family="paragraph" style:parent-style-name="Text_20_body">
      <style:paragraph-properties fo:text-align="end" style:justify-single-word="false" style:writing-mode="rl-tb"/>
      <style:text-properties style:use-window-font-color="true" loext:opacity="0%" officeooo:paragraph-rsid="06882b8e"/>
    </style:style>
    <style:style style:name="P8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style:font-name="Courier New" fo:font-size="12pt" officeooo:paragraph-rsid="06882b8e" style:font-size-asian="12pt" style:font-name-complex="David CLM" style:font-size-complex="12pt"/>
    </style:style>
    <style:style style:name="P9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style:font-name="Courier New" fo:font-size="12pt" officeooo:rsid="04c84b90" officeooo:paragraph-rsid="06882b8e" style:font-size-asian="12pt" style:font-name-complex="David CLM" style:font-size-complex="12pt"/>
    </style:style>
    <style:style style:name="P10" style:family="paragraph" style:parent-style-name="Default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officeooo:paragraph-rsid="06882b8e"/>
    </style:style>
    <style:style style:name="P11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65466c9" officeooo:paragraph-rsid="06882b8e" style:font-size-asian="12pt" style:font-name-complex="David CLM" style:font-size-complex="12pt"/>
    </style:style>
    <style:style style:name="P12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45cd6" officeooo:paragraph-rsid="06882b8e" style:font-size-asian="12pt" style:font-name-complex="David CLM" style:font-size-complex="12pt"/>
    </style:style>
    <style:style style:name="P13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officeooo:rsid="05e69164" officeooo:paragraph-rsid="06882b8e" style:font-size-asian="12pt" style:font-name-complex="David CLM" style:font-size-complex="12pt"/>
    </style:style>
    <style:style style:name="P14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font-style="italic" fo:font-weight="normal" officeooo:rsid="05e69164" officeooo:paragraph-rsid="06882b8e" style:font-size-asian="12pt" style:font-style-asian="italic" style:font-weight-asian="normal" style:font-name-complex="David CLM" style:font-size-complex="12pt"/>
    </style:style>
    <style:style style:name="P15" style:family="paragraph" style:parent-style-name="Default">
      <style:paragraph-properties fo:margin-top="0in" fo:margin-bottom="0in" style:contextual-spacing="false" style:line-height-at-least="0.139in" fo:text-align="end" style:justify-single-word="false" style:writing-mode="rl-tb"/>
      <style:text-properties style:use-window-font-color="true" loext:opacity="0%" style:font-name="David CLM" fo:font-size="12pt" fo:language="en" fo:country="US" fo:font-style="italic" fo:font-weight="normal" officeooo:rsid="0665ef1a" officeooo:paragraph-rsid="06882b8e" style:font-size-asian="12pt" style:font-style-asian="italic" style:font-weight-asian="normal" style:font-name-complex="David CLM" style:font-size-complex="12pt" style:font-weight-complex="normal"/>
    </style:style>
    <style:style style:name="P16" style:family="paragraph" style:parent-style-name="Heading_20_2">
      <style:paragraph-properties fo:line-height="100%"/>
      <style:text-properties style:use-window-font-color="true" loext:opacity="0%" officeooo:paragraph-rsid="06970d02"/>
    </style:style>
    <style:style style:name="P17" style:family="paragraph" style:parent-style-name="Text_20_body">
      <style:text-properties style:use-window-font-color="true" loext:opacity="0%" officeooo:rsid="0611694f" officeooo:paragraph-rsid="06970d02"/>
    </style:style>
    <style:style style:name="P18" style:family="paragraph" style:parent-style-name="Text_20_body">
      <style:text-properties style:use-window-font-color="true" loext:opacity="0%" officeooo:paragraph-rsid="06970d02"/>
    </style:style>
    <style:style style:name="P19" style:family="paragraph" style:parent-style-name="Text_20_body">
      <style:paragraph-properties fo:text-align="start" style:justify-single-word="false" style:writing-mode="lr-tb"/>
      <style:text-properties style:use-window-font-color="true" loext:opacity="0%" officeooo:paragraph-rsid="06970d02"/>
    </style:style>
    <style:style style:name="P20" style:family="paragraph" style:parent-style-name="Text_20_body">
      <style:paragraph-properties fo:text-align="end" style:justify-single-word="false" style:writing-mode="rl-tb"/>
      <style:text-properties style:use-window-font-color="true" loext:opacity="0%" officeooo:rsid="0611694f" officeooo:paragraph-rsid="06970d02"/>
    </style:style>
    <style:style style:name="P21" style:family="paragraph" style:parent-style-name="Text_20_body">
      <style:paragraph-properties fo:text-align="start" style:justify-single-word="false" style:writing-mode="lr-tb"/>
      <style:text-properties style:use-window-font-color="true" loext:opacity="0%" fo:font-weight="normal" officeooo:rsid="061aaed5" officeooo:paragraph-rsid="06970d02" style:font-weight-asian="normal" style:font-weight-complex="normal"/>
    </style:style>
    <style:style style:name="P22" style:family="paragraph" style:parent-style-name="Text_20_body">
      <style:paragraph-properties fo:margin-top="0in" fo:margin-bottom="0in" style:contextual-spacing="false" style:line-height-at-least="0.139in" fo:text-align="start" style:justify-single-word="false" style:writing-mode="lr-tb"/>
      <style:text-properties style:use-window-font-color="true" loext:opacity="0%" style:font-name="David CLM" fo:font-size="12pt" fo:language="en" fo:country="US" fo:font-style="italic" fo:font-weight="normal" officeooo:rsid="061aaed5" officeooo:paragraph-rsid="06970d02" style:font-size-asian="12pt" style:font-style-asian="italic" style:font-weight-asian="normal" style:font-name-complex="David CLM" style:font-size-complex="12pt" style:font-weight-complex="normal"/>
    </style:style>
    <style:style style:name="P23" style:family="paragraph" style:parent-style-name="Heading_20_2">
      <style:text-properties style:use-window-font-color="true" loext:opacity="0%" officeooo:paragraph-rsid="0644ac50"/>
    </style:style>
    <style:style style:name="P24" style:family="paragraph" style:parent-style-name="Text_20_body">
      <style:text-properties style:use-window-font-color="true" loext:opacity="0%" officeooo:paragraph-rsid="0644ac50"/>
    </style:style>
    <style:style style:name="P25" style:family="paragraph" style:parent-style-name="Text_20_body" style:list-style-name="L1">
      <style:text-properties style:use-window-font-color="true" loext:opacity="0%" officeooo:paragraph-rsid="0644ac50"/>
    </style:style>
    <style:style style:name="P26" style:family="paragraph" style:parent-style-name="Text_20_body" style:list-style-name="L1">
      <style:text-properties style:use-window-font-color="true" loext:opacity="0%" officeooo:rsid="0624b54d" officeooo:paragraph-rsid="0644ac50"/>
    </style:style>
    <style:style style:name="P27" style:family="paragraph" style:parent-style-name="Text_20_body">
      <style:text-properties style:use-window-font-color="true" loext:opacity="0%" officeooo:rsid="0624b54d" officeooo:paragraph-rsid="0644ac50"/>
    </style:style>
    <style:style style:name="P28" style:family="paragraph" style:parent-style-name="Text_20_body">
      <style:text-properties style:use-window-font-color="true" loext:opacity="0%" officeooo:paragraph-rsid="0665ef1a"/>
    </style:style>
    <style:style style:name="P29" style:family="paragraph" style:parent-style-name="Heading_20_2">
      <style:paragraph-properties fo:line-height="100%"/>
      <style:text-properties style:use-window-font-color="true" loext:opacity="0%" officeooo:paragraph-rsid="0644ac50"/>
    </style:style>
    <style:style style:name="P30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882b8e" officeooo:paragraph-rsid="06882b8e" style:font-size-asian="12pt" style:font-style-asian="italic" style:font-weight-asian="normal" style:font-name-complex="David CLM" style:font-size-complex="12pt" style:font-weight-complex="normal"/>
    </style:style>
    <style:style style:name="P31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paragraph-rsid="06882b8e"/>
    </style:style>
    <style:style style:name="P32" style:family="paragraph" style:parent-style-name="Text_20_body" style:list-style-name="L2">
      <style:paragraph-properties fo:text-align="end" style:justify-single-word="false" style:writing-mode="rl-tb"/>
      <style:text-properties style:use-window-font-color="true" loext:opacity="0%" officeooo:rsid="0688ddd6" officeooo:paragraph-rsid="0688ddd6"/>
    </style:style>
    <style:style style:name="P33" style:family="paragraph" style:parent-style-name="Text_20_body">
      <style:paragraph-properties fo:text-align="end" style:justify-single-word="false" style:writing-mode="rl-tb"/>
      <style:text-properties style:use-window-font-color="true" loext:opacity="0%" style:font-name="David CLM" fo:font-size="12pt" fo:font-style="italic" fo:font-weight="normal" officeooo:rsid="06882b8e" officeooo:paragraph-rsid="0688ddd6" style:font-size-asian="12pt" style:font-style-asian="italic" style:font-weight-asian="normal" style:font-name-complex="David CLM" style:font-size-complex="12pt" style:font-weight-complex="normal"/>
    </style:style>
    <style:style style:name="T1" style:family="text">
      <style:text-properties officeooo:rsid="06298aed"/>
    </style:style>
    <style:style style:name="T2" style:family="text">
      <style:text-properties officeooo:rsid="0636ac3f"/>
    </style:style>
    <style:style style:name="T3" style:family="text">
      <style:text-properties style:font-name="David CLM" officeooo:rsid="05735d0c" style:font-name-complex="David CLM"/>
    </style:style>
    <style:style style:name="T4" style:family="text">
      <style:text-properties style:font-name="David CLM" fo:font-size="12pt" fo:font-style="normal" fo:font-weight="normal" officeooo:rsid="068ef1d8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" style:family="text">
      <style:text-properties style:font-name="David CLM" officeooo:rsid="06291857" style:font-name-complex="David CLM"/>
    </style:style>
    <style:style style:name="T6" style:family="text">
      <style:text-properties style:font-name="Monospace" officeooo:rsid="069057c8" style:font-size-asian="10.5pt" style:font-name-complex="David CLM1" style:font-weight-complex="normal"/>
    </style:style>
    <style:style style:name="T7" style:family="text">
      <style:text-properties style:font-name="Monospace" fo:font-weight="bold" officeooo:rsid="069057c8" style:font-size-asian="10.5pt" style:font-weight-asian="bold" style:font-name-complex="David CLM1" style:font-weight-complex="bold"/>
    </style:style>
    <style:style style:name="T8" style:family="text">
      <style:text-properties style:font-name="Monospace" fo:font-weight="normal" officeooo:rsid="069057c8" style:font-size-asian="10.5pt" style:font-weight-asian="normal" style:font-name-complex="David CLM1" style:font-weight-complex="normal"/>
    </style:style>
    <style:style style:name="T9" style:family="text">
      <style:text-properties officeooo:rsid="068ef1d8"/>
    </style:style>
    <style:style style:name="T10" style:family="text">
      <style:text-properties officeooo:rsid="069057c8"/>
    </style:style>
    <style:style style:name="T11" style:family="text">
      <style:text-properties style:font-name="Monospace" officeooo:rsid="0691da59" style:font-size-asian="10.5pt" style:font-name-complex="David CLM1" style:font-weight-complex="normal"/>
    </style:style>
    <style:style style:name="T12" style:family="text">
      <style:text-properties fo:language="en" fo:country="US" officeooo:rsid="06912ce2"/>
    </style:style>
    <style:style style:name="T13" style:family="text">
      <style:text-properties officeooo:rsid="06912ce2"/>
    </style:style>
    <style:style style:name="T14" style:family="text">
      <style:text-properties style:font-name="David CLM" fo:font-size="12pt" fo:font-style="normal" fo:font-weight="normal" officeooo:rsid="06882b8e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5" style:family="text">
      <style:text-properties style:font-name="David CLM" fo:font-size="12pt" fo:font-style="normal" fo:font-weight="normal" officeooo:rsid="064c8bb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16" style:family="text">
      <style:text-properties officeooo:rsid="05e45cd6"/>
    </style:style>
    <style:style style:name="T17" style:family="text">
      <style:text-properties officeooo:rsid="06226adb"/>
    </style:style>
    <style:style style:name="T18" style:family="text">
      <style:text-properties officeooo:rsid="065799cb"/>
    </style:style>
    <style:style style:name="T19" style:family="text">
      <style:text-properties style:font-name="Monospace" officeooo:rsid="065799cb" style:font-size-asian="10.5pt" style:font-name-complex="David CLM1" style:font-weight-complex="normal"/>
    </style:style>
    <style:style style:name="T20" style:family="text">
      <style:text-properties fo:font-style="italic" fo:font-weight="normal" officeooo:rsid="04c84b90" style:font-style-asian="italic" style:font-weight-asian="normal"/>
    </style:style>
    <style:style style:name="T21" style:family="text">
      <style:text-properties style:text-position="sub 58%" fo:font-style="italic" fo:font-weight="normal" officeooo:rsid="04c84b90" style:font-style-asian="italic" style:font-weight-asian="normal"/>
    </style:style>
    <style:style style:name="T22" style:family="text">
      <style:text-properties fo:font-style="italic" fo:font-weight="normal" officeooo:rsid="05db2356" style:font-style-asian="italic" style:font-weight-asian="normal"/>
    </style:style>
    <style:style style:name="T23" style:family="text">
      <style:text-properties fo:font-style="italic" fo:font-weight="normal" style:font-style-asian="italic" style:font-weight-asian="normal"/>
    </style:style>
    <style:style style:name="T24" style:family="text">
      <style:text-properties style:text-position="sub 58%" fo:font-style="italic" fo:font-weight="normal" style:font-style-asian="italic" style:font-weight-asian="normal"/>
    </style:style>
    <style:style style:name="T25" style:family="text">
      <style:text-properties fo:font-style="italic" fo:font-weight="normal" officeooo:rsid="05e45cd6" style:font-style-asian="italic" style:font-weight-asian="normal"/>
    </style:style>
    <style:style style:name="T26" style:family="text">
      <style:text-properties fo:font-style="italic" fo:font-weight="normal" officeooo:rsid="065799cb" style:font-style-asian="italic" style:font-weight-asian="normal"/>
    </style:style>
    <style:style style:name="T27" style:family="text">
      <style:text-properties style:font-name="Courier New" fo:font-size="12pt" fo:font-style="italic" fo:font-weight="normal" officeooo:rsid="05e9227a" style:font-size-asian="12pt" style:font-style-asian="italic" style:font-weight-asian="normal" style:font-name-complex="David CLM" style:font-size-complex="12pt"/>
    </style:style>
    <style:style style:name="T28" style:family="text">
      <style:text-properties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29" style:family="text">
      <style:text-properties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30" style:family="text">
      <style:text-properties style:text-position="sub 58%" style:font-name="Courier New" fo:font-size="12pt" fo:font-style="italic" fo:font-weight="normal" officeooo:rsid="04c84b90" style:font-size-asian="12pt" style:font-style-asian="italic" style:font-weight-asian="normal" style:font-name-complex="David CLM" style:font-size-complex="12pt"/>
    </style:style>
    <style:style style:name="T31" style:family="text">
      <style:text-properties style:font-name="Courier New" fo:font-size="12pt" fo:font-style="italic" fo:font-weight="normal" officeooo:rsid="05e5e974" style:font-family-asian="'David CLM'" style:font-size-asian="12pt" style:font-style-asian="italic" style:font-weight-asian="normal" style:font-family-complex="'David CLM'" style:font-size-complex="12pt"/>
    </style:style>
    <style:style style:name="T32" style:family="text">
      <style:text-properties style:text-outline="false" style:text-line-through-style="none" style:text-line-through-type="none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33" style:family="text">
      <style:text-properties style:font-name="Courier New" fo:font-size="12pt" fo:font-style="italic" fo:font-weight="normal" officeooo:rsid="05e68b71" style:font-size-asian="12pt" style:font-style-asian="italic" style:font-weight-asian="normal" style:font-name-complex="David CLM" style:font-size-complex="12pt"/>
    </style:style>
    <style:style style:name="T34" style:family="text">
      <style:text-properties style:text-position="sub 58%" style:font-name="Courier New" fo:font-size="12pt" fo:font-style="italic" fo:font-weight="normal" officeooo:rsid="05e45cd6" style:font-size-asian="12pt" style:font-style-asian="italic" style:font-weight-asian="normal" style:font-name-complex="David CLM" style:font-size-complex="12pt"/>
    </style:style>
    <style:style style:name="T35" style:family="text">
      <style:text-properties style:font-name="Courier New" fo:font-size="12pt" fo:font-style="italic" fo:font-weight="normal" officeooo:rsid="05e5e974" style:font-size-asian="12pt" style:font-style-asian="italic" style:font-weight-asian="normal" style:font-name-complex="David CLM" style:font-size-complex="12pt"/>
    </style:style>
    <style:style style:name="T36" style:family="text">
      <style:text-properties style:text-outline="false" style:text-line-through-style="none" style:text-line-through-type="none" style:text-position="sub 58%" style:font-name="Courier New" fo:font-size="12pt" fo:language="en" fo:country="US" fo:font-style="italic" fo:text-shadow="none" style:text-underline-style="none" fo:font-weight="normal" officeooo:rsid="0652ea08" style:letter-kerning="true" style:font-name-asian="DejaVu Sans" style:font-size-asian="12pt" style:font-style-asian="italic" style:font-weight-asian="normal" style:font-name-complex="David CLM" style:font-size-complex="12pt" style:text-emphasize="none"/>
    </style:style>
    <style:style style:name="T37" style:family="text">
      <style:text-properties fo:language="en" fo:country="US" fo:font-style="italic" fo:font-weight="normal" style:font-style-asian="italic" style:font-weight-asian="normal"/>
    </style:style>
    <style:style style:name="T38" style:family="text">
      <style:text-properties style:text-position="0% 100%" fo:language="en" fo:country="US" fo:font-style="italic" fo:font-weight="normal" style:font-style-asian="italic" style:font-weight-asian="normal"/>
    </style:style>
    <style:style style:name="T39" style:family="text">
      <style:text-properties style:text-position="sub 58%" fo:language="en" fo:country="US" fo:font-style="italic" fo:font-weight="normal" style:font-style-asian="italic" style:font-weight-asian="normal"/>
    </style:style>
    <style:style style:name="T40" style:family="text">
      <style:text-properties fo:font-style="italic" fo:font-weight="normal" officeooo:rsid="05e69164" style:font-style-asian="italic" style:font-weight-asian="normal"/>
    </style:style>
    <style:style style:name="T41" style:family="text">
      <style:text-properties fo:font-style="italic" fo:font-weight="normal" officeooo:rsid="05e68b71" style:font-style-asian="italic" style:font-weight-asian="normal"/>
    </style:style>
    <style:style style:name="T42" style:family="text">
      <style:text-properties fo:font-style="italic" fo:font-weight="normal" officeooo:rsid="06968933" style:font-style-asian="italic" style:font-weight-asian="normal"/>
    </style:style>
    <style:style style:name="T43" style:family="text">
      <style:text-properties style:font-name="David CLM" fo:font-size="12pt" fo:font-style="normal" fo:font-weight="normal" officeooo:rsid="06982b33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44" style:family="text">
      <style:text-properties style:font-name="David CLM" officeooo:rsid="05db2356" style:font-name-complex="David CLM"/>
    </style:style>
    <style:style style:name="T45" style:family="text">
      <style:text-properties style:font-name="David CLM" fo:font-size="12pt" fo:font-style="normal" fo:font-weight="normal" officeooo:rsid="0644400b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officeooo:rsid="0611694f"/>
    </style:style>
    <style:style style:name="T48" style:family="text">
      <style:text-properties fo:language="en" fo:country="US" officeooo:rsid="06392272"/>
    </style:style>
    <style:style style:name="T49" style:family="text">
      <style:text-properties fo:language="en" fo:country="US" officeooo:rsid="063a152b"/>
    </style:style>
    <style:style style:name="T50" style:family="text">
      <style:text-properties style:font-name="Monospace" officeooo:rsid="06404770" style:font-size-asian="10.5pt" style:font-name-complex="David CLM1" style:font-weight-complex="normal"/>
    </style:style>
    <style:style style:name="T51" style:family="text">
      <style:text-properties officeooo:rsid="0611766a"/>
    </style:style>
    <style:style style:name="T52" style:family="text">
      <style:text-properties style:font-name="Monospace" officeooo:rsid="06421237" style:font-size-asian="10.5pt" style:font-name-complex="David CLM1" style:font-weight-complex="normal"/>
    </style:style>
    <style:style style:name="T53" style:family="text">
      <style:text-properties style:font-name="Monospace" officeooo:rsid="0643ecfa" style:font-size-asian="10.5pt" style:font-name-complex="David CLM1" style:font-weight-complex="normal"/>
    </style:style>
    <style:style style:name="T54" style:family="text">
      <style:text-properties officeooo:rsid="06234450"/>
    </style:style>
    <style:style style:name="T55" style:family="text">
      <style:text-properties style:font-name="Monospace" officeooo:rsid="0643ecfa" style:font-size-asian="10.5pt" style:font-name-complex="David CLM1"/>
    </style:style>
    <style:style style:name="T56" style:family="text">
      <style:text-properties style:font-name="David CLM" fo:font-size="12pt" fo:font-style="normal" fo:font-weight="normal" officeooo:rsid="0644ac50" style:font-name-asian="Noto Sans CJK SC Regular" style:font-size-asian="12pt" style:font-style-asian="normal" style:font-weight-asian="normal" style:font-name-complex="David CLM" style:font-size-complex="16pt" style:font-style-complex="normal" style:font-weight-complex="normal"/>
    </style:style>
    <style:style style:name="T57" style:family="text">
      <style:text-properties style:font-name="David CLM" officeooo:rsid="060c388b" style:font-name-complex="David CLM"/>
    </style:style>
    <style:style style:name="T58" style:family="text">
      <style:text-properties style:font-name="David CLM" officeooo:rsid="0627c89b" style:font-name-complex="David CLM"/>
    </style:style>
    <style:style style:name="T59" style:family="text">
      <style:text-properties style:font-name="David CLM" officeooo:rsid="062c244e" style:font-name-complex="David CLM"/>
    </style:style>
    <style:style style:name="T60" style:family="text">
      <style:text-properties officeooo:rsid="0624b54d"/>
    </style:style>
    <style:style style:name="T61" style:family="text">
      <style:text-properties officeooo:rsid="0627c6af"/>
    </style:style>
    <style:style style:name="T62" style:family="text">
      <style:text-properties fo:font-weight="bold" officeooo:rsid="0624b54d" style:font-weight-asian="bold" style:font-weight-complex="bold"/>
    </style:style>
    <style:style style:name="T63" style:family="text">
      <style:text-properties style:font-name="Monospace" fo:font-weight="bold" officeooo:rsid="0665aecd" style:font-size-asian="10.5pt" style:font-weight-asian="bold" style:font-name-complex="David CLM1" style:font-weight-complex="bold"/>
    </style:style>
    <style:style style:name="T64" style:family="text">
      <style:text-properties style:font-name="Monospace" officeooo:rsid="0665aecd" style:font-size-asian="10.5pt" style:font-name-complex="David CLM1" style:font-weight-complex="normal"/>
    </style:style>
    <style:style style:name="T65" style:family="text">
      <style:text-properties style:font-name="Monospace" fo:font-weight="bold" officeooo:rsid="06651897" style:font-size-asian="10.5pt" style:font-weight-asian="bold" style:font-name-complex="David CLM1" style:font-weight-complex="bold"/>
    </style:style>
    <style:style style:name="T66" style:family="text">
      <style:text-properties officeooo:rsid="0665ef1a"/>
    </style:style>
    <style:style style:name="T67" style:family="text">
      <style:text-properties style:font-name="Monospace" officeooo:rsid="0665ef1a" style:font-size-asian="10.5pt" style:font-name-complex="David CLM1" style:font-weight-complex="normal"/>
    </style:style>
    <style:style style:name="T68" style:family="text">
      <style:text-properties officeooo:rsid="066693f4"/>
    </style:style>
    <style:style style:name="T69" style:family="text">
      <style:text-properties fo:font-weight="bold" officeooo:rsid="0665ef1a" style:font-weight-asian="bold" style:font-weight-complex="bold"/>
    </style:style>
    <style:style style:name="T70" style:family="text">
      <style:text-properties style:font-name="Monospace" officeooo:rsid="066c88df" style:font-size-asian="10.5pt" style:font-name-complex="David CLM1" style:font-weight-complex="normal"/>
    </style:style>
    <style:style style:name="T71" style:family="text">
      <style:text-properties officeooo:rsid="066d23b1"/>
    </style:style>
    <style:style style:name="T72" style:family="text">
      <style:text-properties style:font-name="David CLM" fo:font-size="12pt" fo:font-style="italic" fo:font-weight="normal" officeooo:rsid="0670a20a" style:font-size-asian="12pt" style:font-style-asian="italic" style:font-weight-asian="normal" style:font-name-complex="David CLM" style:font-size-complex="12pt" style:font-weight-complex="normal"/>
    </style:style>
    <style:style style:name="T73" style:family="text">
      <style:text-properties style:font-name="David CLM" fo:font-size="12pt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74" style:family="text">
      <style:text-properties style:font-name="David CLM" fo:font-size="12pt" fo:font-style="italic" fo:font-weight="bold" officeooo:rsid="06882b8e" style:font-size-asian="12pt" style:font-style-asian="italic" style:font-weight-asian="bold" style:font-name-complex="David CLM" style:font-size-complex="12pt" style:font-weight-complex="bold"/>
    </style:style>
    <style:style style:name="T75" style:family="text">
      <style:text-properties style:font-name="David CLM" fo:font-size="12pt" fo:font-style="italic" fo:font-weight="normal" officeooo:rsid="068aa041" style:font-size-asian="12pt" style:font-style-asian="italic" style:font-weight-asian="normal" style:font-name-complex="David CLM" style:font-size-complex="12pt" style:font-weight-complex="normal"/>
    </style:style>
    <style:style style:name="T76" style:family="text">
      <style:text-properties style:font-name="David CLM" fo:font-size="12pt" fo:language="en" fo:country="US" fo:font-style="italic" fo:font-weight="normal" officeooo:rsid="06882b8e" style:font-size-asian="12pt" style:font-style-asian="italic" style:font-weight-asian="normal" style:font-name-complex="David CLM" style:font-size-complex="12pt" style:font-weight-complex="normal"/>
    </style:style>
    <style:style style:name="T77" style:family="text">
      <style:text-properties style:font-name="David CLM" fo:font-size="12pt" fo:font-style="italic" fo:font-weight="normal" style:font-size-asian="12pt" style:font-style-asian="italic" style:font-weight-asian="normal" style:font-name-complex="David CLM" style:font-size-complex="12pt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מטלה - חלוקה <text:span text:style-name="T1">הוגנת ו</text:span>יעילה</text:h>
      <text:p text:style-name="P2">יש לענות על שאלה אחת לבחירתכם. <text:span text:style-name="T2">שאלות המסומנות בכוכבית (*) מזכות בניקוד כפול.</text:span></text:p>
      <text:p text:style-name="P3"><text:span text:style-name="T3">שאלה </text:span><text:span text:style-name="T4">1</text:span><text:span text:style-name="T5">: </text:span><text:span text:style-name="T4">אסטרטגיה בבעיות חלוקת משאבים</text:span></text:p>
      <text:p text:style-name="P4"><text:span text:style-name="T6">תזכורת ממטלה 1: </text:span><text:span text:style-name="T7">התחכמות</text:span><text:span text:style-name="T8"> (מניפולציה) </text:span><text:span text:style-name="T6">היא דיווח (ע"י שחקן כלשהו) על ערכים שונים מהערכים האמיתיים, על-מנת להשיג תוצאה טובה יותר. </text:span><text:span text:style-name="T7">התחכמות בטוחה</text:span><text:span text:style-name="T6"> היא התחכמות שאף פעם לא גורמת לשחקן להפסיד.</text:span></text:p>
      <text:p text:style-name="P4"><text:span text:style-name="T9">א. </text:span><text:span text:style-name="T10">הוכיחו, שבחלוקת משאבים יעילה-אוטיליטרית, קיימת התחכמות בטוחה.</text:span></text:p>
      <text:p text:style-name="P5"><text:span text:style-name="T10">ב. הוכיחו, שבחלוקת משאבים יעילה-אוטיליטרית, אם מנרמלים את הערכים של כל השחקנים כך שסכום הערכים של כל המשאבים </text:span><text:span text:style-name="T6">עבור </text:span><text:span text:style-name="T10">כל שחקן חייב להיות </text:span><text:span text:style-name="T6">בדיוק 100, אז לא קיימת התחכמות בטוחה.</text:span></text:p>
      <text:p text:style-name="P6"><text:span text:style-name="T11">ג</text:span><text:span text:style-name="T9">. </text:span><text:span text:style-name="T10">הוכיחו, שבחלוקת משאבים </text:span><text:span text:style-name="T12">לקסימין</text:span><text:span text:style-name="T13">-אגליטרית</text:span><text:span text:style-name="T10">, קיימת התחכמות בטוחה.</text:span></text:p>
      <text:p text:style-name="P6"><text:span text:style-name="T11">* ד</text:span><text:span text:style-name="T10">. הוכיחו, שבחלוקת משאבים </text:span><text:span text:style-name="T13">לקסימין-אגליטרית</text:span><text:span text:style-name="T10">, אם מנרמלים את הערכים של כל השחקנים כך שסכום הערכים של כל המשאבים </text:span><text:span text:style-name="T6">עבור </text:span><text:span text:style-name="T10">כל שחקן חייב להיות </text:span><text:span text:style-name="T6">בדיוק 100, אז לא קיימת התחכמות בטוחה.</text:span></text:p>
      <text:p text:style-name="P3"><text:span text:style-name="T3">שאלה </text:span><text:span text:style-name="T14">2</text:span><text:span text:style-name="T5">: מיקסום סכום הערכים תחת אילוצי </text:span><text:span text:style-name="T15">הוגנות</text:span></text:p>
      <text:p text:style-name="P7"><text:span text:style-name="T16">נתונה </text:span><text:span text:style-name="T17">בעיית אופטימיזציה </text:span><text:span text:style-name="T18">עבור חלוקת </text:span><text:span text:style-name="T19">עוגה</text:span><text:span text:style-name="T18"> בין שני שחקנים</text:span><text:span text:style-name="T16">:</text:span></text:p>
      <text:p text:style-name="P8"><text:span text:style-name="T20">Maximize <text:s text:c="2"/>V</text:span><text:span text:style-name="T21">1</text:span><text:span text:style-name="T20">(X</text:span><text:span text:style-name="T21">1</text:span><text:span text:style-name="T20">)</text:span><text:span text:style-name="T22"> <text:s/></text:span><text:span text:style-name="T20">+ </text:span><text:span text:style-name="T22"><text:s/></text:span><text:span text:style-name="T20">V</text:span><text:span text:style-name="T21">2</text:span><text:span text:style-name="T20">(X</text:span><text:span text:style-name="T21">2</text:span><text:span text:style-name="T20">)</text:span></text:p>
      <text:p text:style-name="P9"><text:span text:style-name="T23">such that <text:s/>(X</text:span><text:span text:style-name="T24">1</text:span><text:span text:style-name="T23">,X</text:span><text:span text:style-name="T24">2</text:span><text:span text:style-name="T23">) is a partition</text:span><text:span text:style-name="T25"> </text:span><text:span text:style-name="T26">of C</text:span></text:p>
      <text:p text:style-name="P10"><text:span text:style-name="T27"><text:s text:c="5"/></text:span><text:span text:style-name="T28">and <text:s/></text:span><text:span text:style-name="T27"><text:s/></text:span><text:span text:style-name="T29">V</text:span><text:span text:style-name="T30">1</text:span><text:span text:style-name="T29">(X</text:span><text:span text:style-name="T30">1</text:span><text:span text:style-name="T29">)</text:span><text:span text:style-name="T28"> </text:span><text:span text:style-name="T31">≥</text:span><text:span text:style-name="T28"> </text:span><text:span text:style-name="T29">V</text:span><text:span text:style-name="T30">1</text:span><text:span text:style-name="T29">(</text:span><text:span text:style-name="T32">C</text:span><text:span text:style-name="T29">)</text:span><text:span text:style-name="T33">/2</text:span><text:span text:style-name="T28"> </text:span><text:span text:style-name="T27"><text:s/></text:span><text:span text:style-name="T28">and </text:span><text:span text:style-name="T27"><text:s/></text:span><text:span text:style-name="T29">V</text:span><text:span text:style-name="T34">2</text:span><text:span text:style-name="T29">(X</text:span><text:span text:style-name="T34">2</text:span><text:span text:style-name="T29">)</text:span><text:span text:style-name="T35"> </text:span><text:span text:style-name="T31">≥</text:span><text:span text:style-name="T28"> </text:span><text:span text:style-name="T29">V</text:span><text:span text:style-name="T36">2</text:span><text:span text:style-name="T29">(</text:span><text:span text:style-name="T32">C</text:span><text:span text:style-name="T29">)</text:span><text:span text:style-name="T33">/2</text:span></text:p>
      <text:p text:style-name="P11"><text:span text:style-name="T23">כאשר </text:span><text:span text:style-name="T37">C היא העוגה כולה ו </text:span><text:span text:style-name="T38">X</text:span><text:span text:style-name="T39">i</text:span><text:span text:style-name="T37"> הוא החלק שמקבל שחקן i.</text:span></text:p>
      <text:p text:style-name="P12"><text:span text:style-name="T23">א. הוכיחו </text:span><text:span text:style-name="T40">שהפתרון לבעיה הוא </text:span><text:span text:style-name="T23">תמיד </text:span><text:span text:style-name="T41">חלוקה פרופורציונלית.</text:span></text:p>
      <text:p text:style-name="P13"><text:span text:style-name="T41">ב</text:span><text:span text:style-name="T23">. הוכיחו שהפתרון לבעיה הוא תמיד חלוקה יעילה-פארטו </text:span><text:span text:style-name="T42">[רמז: הניחו בשלילה שיש שיפור פארטו והגיעו לסתירה]</text:span><text:span text:style-name="T23">.</text:span></text:p>
      <text:p text:style-name="P14">* ג. הוכיחו שהפתרון לבעיה הוא תמיד חלוקה ללא-קנאה.</text:p>
      <text:p text:style-name="P15"/>
      <text:p text:style-name="P16"><text:span text:style-name="T3">שאלה </text:span><text:span text:style-name="T43">3</text:span><text:span text:style-name="T44">: חלוקה </text:span><text:span text:style-name="T45">אגליטרית</text:span><text:span text:style-name="T44"> עם פייתון</text:span></text:p>
      <text:p text:style-name="P17"><text:span text:style-name="T46">תזכורת</text:span>: בבעיית החלוקה שלמדנו בכיתה, יש n אנשים ו-m משאבים, וכל אדם מייחס ערך לכל משאב.</text:p>
      <text:p text:style-name="P17">ניתן לייצג כל בעיה כזאת כמטריצה עם n שורות ו-m עמודות, שבה הערך בשורה i ועמודה j הוא הערך שמייחס אדם i למשאב j.</text:p>
      <text:p text:style-name="P18"><text:span text:style-name="T47">כיתבו פונקציה בפייתון, בעזרת cvxpy, המקבלת כקלט מטריצה </text:span><text:span text:style-name="T48">כזאת (כללית</text:span><text:span text:style-name="T49">)</text:span><text:span text:style-name="T47">, וכותבת למסך תיאור של חלוקה </text:span><text:span text:style-name="T50">אגליטרית</text:span><text:span text:style-name="T47">. לדוגמה, אם הקלט </text:span><text:span text:style-name="T51">הוא (כמו הדוגמה במצגת):</text:span></text:p>
      <text:p text:style-name="P19"><text:span text:style-name="T47">[[81, 19, </text:span><text:span text:style-name="T52">1</text:span><text:span text:style-name="T47">],<text:line-break/> [</text:span><text:span text:style-name="T52">70</text:span><text:span text:style-name="T47">, </text:span><text:span text:style-name="T52">1</text:span><text:span text:style-name="T47">, </text:span><text:span text:style-name="T52">29</text:span><text:span text:style-name="T47">]]</text:span></text:p>
      <text:p text:style-name="P20">אז הפלט הוא (בקירוב):</text:p>
      <text:p text:style-name="P19"><text:span text:style-name="T47">Agent #1 gets 0.</text:span><text:span text:style-name="T53">47</text:span><text:span text:style-name="T47"> of resource #1, 1.0 of resource #2, and 0.0 </text:span><text:span text:style-name="T54">of</text:span><text:span text:style-name="T47"> resource #3.</text:span></text:p>
      <text:p text:style-name="P21"><text:soft-page-break/><text:span text:style-name="T47">Agent #2 gets 0.</text:span><text:span text:style-name="T55">53</text:span><text:span text:style-name="T47"> of resource #1, 0.0 of resource #2, and 1.0 of resource #3.</text:span></text:p>
      <text:p text:style-name="P22"/>
      <text:p text:style-name="P23"><text:span text:style-name="T3">* שאלה </text:span><text:span text:style-name="T56">4</text:span><text:span text:style-name="T57">: חלוקה </text:span><text:span text:style-name="T44">הוגנת ויעילה </text:span><text:span text:style-name="T58">עם </text:span><text:span text:style-name="T59">נייר ועט</text:span></text:p>
      <text:p text:style-name="P24">נתונה בעיית חלוקת משאבים עם הערכים הבאים:</text:p>
      <text:list text:style-name="L1">
        <text:list-item>
          <text:p text:style-name="P25">עמי: <text:span text:style-name="T60">פלדה 1, <text:s text:c="3"/>נפט 0.</text:span></text:p>
        </text:list-item>
        <text:list-item>
          <text:p text:style-name="P26">תמי: פלדה t, <text:s text:c="2"/>נפט 1 פחות t</text:p>
        </text:list-item>
      </text:list>
      <text:p text:style-name="P27">כאשר t הוא פרמטר כלשהו בין 0 ל-1.</text:p>
      <text:p text:style-name="P27">א. חשבו חלוקה הממקסמת את <text:span text:style-name="T46">סכום הערכים</text:span>, כפונקציה של t. עבור איזה t <text:span text:style-name="T61">החלוקה</text:span> ללא קנאה?</text:p>
      <text:p text:style-name="P24"><text:span text:style-name="T60">ב. חשבו חלוקה הממקסמת את </text:span><text:span text:style-name="T62">סכום </text:span><text:span text:style-name="T63">השורשים </text:span><text:span text:style-name="T64">של הערכים</text:span><text:span text:style-name="T60">, כפונקציה של t. עבור איזה t </text:span><text:span text:style-name="T61">החלוקה </text:span><text:span text:style-name="T60">ללא קנאה?</text:span></text:p>
      <text:p text:style-name="P24"><text:span text:style-name="T61">ג</text:span><text:span text:style-name="T60">. חשבו חלוקה הממקסמת את </text:span><text:span text:style-name="T65">מכפלת הערכים</text:span><text:span text:style-name="T60">, כפונקציה של t. עבור איזה t </text:span><text:span text:style-name="T61">החלוקה </text:span><text:span text:style-name="T60">ללא קנאה?</text:span></text:p>
      <text:p text:style-name="P28"><text:span text:style-name="T66">ד. כתבו </text:span><text:span text:style-name="T67">בעיית אופטימיזציה </text:span><text:span text:style-name="T66">ב-cvxpy, המוצא</text:span><text:span text:style-name="T68">ת</text:span><text:span text:style-name="T66"> חלוקה הממקסמת את </text:span><text:span text:style-name="T69">מכפלת הערכים</text:span><text:span text:style-name="T66">, </text:span><text:span text:style-name="T70">כפונקציה של</text:span><text:span text:style-name="T66"> t. </text:span><text:span text:style-name="T71">(רמז: כנראה תקבלו הודעת שגיאה – עליכם למצוא לה פתרון).</text:span></text:p>
      <text:p text:style-name="P29"><text:span text:style-name="T3">שאלה </text:span><text:span text:style-name="T56">5</text:span><text:span text:style-name="T5">: </text:span><text:span text:style-name="T14">חלוקת משאבים הוגנת ויעילה בעזרת בינה מלאכותית</text:span></text:p>
      <text:p text:style-name="P7"><text:span text:style-name="T72">ב</text:span><text:span text:style-name="T73">מטלה הקודמת ראינו שב"מ יכולה למצוא חלוקה הוגנת, עם קצת עזרה מבני-אדם.</text:span></text:p>
      <text:p text:style-name="P7"><text:span text:style-name="T73">בשאלה הזאת ננסה לאתגר יותר את הב"מ, ונבקש ממנה למצוא חלוקה שהיא גם </text:span><text:span text:style-name="T74">ללא קנאה</text:span><text:span text:style-name="T73"> וגם </text:span><text:span text:style-name="T74">יעילה פארטו</text:span><text:span text:style-name="T73">.</text:span></text:p>
      <text:p text:style-name="P7"><text:span text:style-name="T73">א [חימום]. בקשו מכלי ב"מ לבחירתכם למצוא חלוקה יעילה-פארטו וללא-קנאה על </text:span><text:span text:style-name="T75">בעיית חלוקת-המשאבים מה</text:span><text:span text:style-name="T73">הרצאה. ודאו שהחלוקה אכן מקיימת את הדרישות. אם היא לא מצליחה – נסו לעזור לה.</text:span></text:p>
      <text:p text:style-name="P30">ב. המציאו בעיה מסובכת יותר (עם יותר משאבים ויותר שחקנים), שבה הב"מ לא תצליח למצוא חלוקה יעילה-פארטו וללא-קנאה.</text:p>
      <text:list text:style-name="L2">
        <text:list-item>
          <text:p text:style-name="P31"><text:span text:style-name="T73">אפשר להמציא בעיה בעצמכם, או לבקש מהב"מ עצמה להמציא בעיה קשה, או לבקש מב"מ אחרת להמציא בעיה קשה (למשל אפשר לבקש מ </text:span><text:span text:style-name="T76">claude להמציא בעיה עבור gpt ולהיפך)</text:span><text:span text:style-name="T73">.</text:span></text:p>
        </text:list-item>
        <text:list-item>
          <text:p text:style-name="P32"><text:span text:style-name="T73">ב</text:span><text:span text:style-name="T77">כל מקרה, יש לוודא שהבעיה אכן קשה ולא ניתנת לפתרון יעיל ע"י ב"מ.</text:span></text:p>
        </text:list-item>
      </text:list>
      <text:p text:style-name="P33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roman" style:font-pitch="variable"/>
    <style:font-face style:name="Courier New" svg:font-family="'Courier New'" style:font-family-generic="modern" style:font-pitch="fixed"/>
    <style:font-face style:name="David CLM" svg:font-family="'David CLM'" style:font-pitch="variable"/>
    <style:font-face style:name="David CLM1" svg:font-family="'David CLM'" style:font-adornments="Regular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iberation Serif" svg:font-family="'Liberation Serif'" style:font-family-generic="roman" style:font-pitch="variable"/>
    <style:font-face style:name="Monospace" svg:font-family="Monospace" style:font-adornments="Regular" style:font-pitch="fixed"/>
    <style:font-face style:name="Nachlieli CLM" svg:font-family="'Nachlieli CLM'"/>
    <style:font-face style:name="Nachlieli CLM1" svg:font-family="'Nachlieli CLM'" style:font-family-generic="roman" style:font-pitch="variable"/>
    <style:font-face style:name="Nachlieli CLM2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OpenSymbol1" svg:font-family="OpenSymbol, 'Arial Unicode MS'" style:font-family-generic="roman" style:font-pitch="variable"/>
    <style:font-face style:name="ＭＳ Ｐゴシック" svg:font-family="'ＭＳ Ｐゴシック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Noto Sans CJK SC Regular" style:font-size-asian="10.5pt" style:language-asian="zh" style:country-asian="CN" style:font-name-complex="Nachlieli CLM2" style:font-size-complex="12pt" style:language-complex="he" style:country-complex="IL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end" style:justify-single-word="false" style:page-number="auto" style:writing-mode="rl-tb"/>
      <style:text-properties style:font-name="Monospace" fo:font-family="Monospace" style:font-style-name="Regular" style:font-pitch="fixed" officeooo:rsid="00daaae4" style:font-size-asian="10.5pt" style:font-name-complex="David CLM1" style:font-family-complex="'David CLM'" style:font-style-name-complex="Regular" style:font-pitch-complex="variable" style:font-weight-complex="normal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2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 style:shadow="none" style:writing-mode="rl-tb"/>
    </style:style>
    <style:style style:name="List" style:family="paragraph" style:parent-style-name="Text_20_body" style:class="list">
      <style:text-properties style:font-size-asian="12pt" style:font-name-complex="Nachlieli CLM" style:font-family-complex="'Nachlieli CLM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achlieli CLM" style:font-family-complex="'Nachlieli CLM'"/>
    </style:style>
    <style:style style:name="Heading_20_1" style:display-name="Heading 1" style:family="paragraph" style:parent-style-name="Heading" style:next-style-name="Text_20_body" style:default-outline-level="1" style:class="chapter">
      <loext:graphic-properties draw:fill-image-width="0in" draw:fill-image-height="0in"/>
      <style:paragraph-properties fo:margin-left="0in" fo:margin-right="0in" fo:margin-top="0.1665in" fo:margin-bottom="0.0835in" style:contextual-spacing="false" fo:text-indent="0in" style:auto-text-indent="false" style:writing-mode="rl-tb"/>
      <style:text-properties fo:font-size="150%" fo:font-weight="bold" style:font-size-asian="130%" style:font-weight-asian="bold" style:font-size-complex="150%" style:font-weight-complex="bold"/>
    </style:style>
    <style:style style:name="Quotations" style:family="paragraph" style:parent-style-name="Standard" style:class="html">
      <loext:graphic-properties draw:fill="solid" draw:fill-color="#ffff66" draw:fill-image-width="0in" draw:fill-image-height="0in"/>
      <style:paragraph-properties fo:background-color="#ffff66" style:shadow="none" style:writing-mode="rl-tb"/>
    </style:style>
    <style:style style:name="Heading_20_2" style:display-name="Heading 2" style:family="paragraph" style:parent-style-name="Heading" style:class="chapter" style:master-page-name="">
      <style:paragraph-properties fo:margin-left="0in" fo:margin-right="0in" fo:text-align="end" style:justify-single-word="false" fo:text-indent="0in" style:auto-text-indent="false" style:page-number="auto" style:writing-mode="rl-tb"/>
      <style:text-properties fo:color="#000000" loext:opacity="100%" style:font-name="Monospace" fo:font-family="Monospace" style:font-style-name="Regular" style:font-pitch="fixed" fo:font-size="12pt" fo:font-style="normal" fo:font-weight="normal" officeooo:rsid="0263e2f8" style:font-size-asian="12pt" style:font-style-asian="normal" style:font-weight-asian="normal" style:font-size-complex="16pt" style:font-style-complex="normal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Heading_20_3" style:display-name="Heading 3" style:family="paragraph" style:parent-style-name="Heading" style:class="chapter"/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style:line-height-at-least="0.139in" fo:text-align="center" style:justify-single-word="false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Master1-Default_7e_LT_7e_Gliederung_20_1" style:display-name="Master1-Default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Gliederung_20_2" style:display-name="Master1-Default~LT~Gliederung 2" style:family="paragraph" style:parent-style-name="Master1-Default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Default_7e_LT_7e_Gliederung_20_3" style:display-name="Master1-Default~LT~Gliederung 3" style:family="paragraph" style:parent-style-name="Master1-Default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Default_7e_LT_7e_Gliederung_20_4" style:display-name="Master1-Default~LT~Gliederung 4" style:family="paragraph" style:parent-style-name="Master1-Default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5" style:display-name="Master1-Default~LT~Gliederung 5" style:family="paragraph" style:parent-style-name="Master1-Default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6" style:display-name="Master1-Default~LT~Gliederung 6" style:family="paragraph" style:parent-style-name="Master1-Default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7" style:display-name="Master1-Default~LT~Gliederung 7" style:family="paragraph" style:parent-style-name="Master1-Default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8" style:display-name="Master1-Default~LT~Gliederung 8" style:family="paragraph" style:parent-style-name="Master1-Default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Gliederung_20_9" style:display-name="Master1-Default~LT~Gliederung 9" style:family="paragraph" style:parent-style-name="Master1-Default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Default_7e_LT_7e_Titel" style:display-name="Master1-Default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Untertitel" style:display-name="Master1-Defaul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Notizen" style:display-name="Master1-Defaul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Default_7e_LT_7e_Hintergrundobjekte" style:display-name="Master1-Defaul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Default_7e_LT_7e_Hintergrund" style:display-name="Master1-Defaul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font-name="Nachlieli CLM1" fo:font-family="'Nachlieli CLM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style:line-height-at-least="0.139in" fo:text-indent="0in" style:auto-text-indent="false"/>
      <style:text-properties fo:color="#000000" loext:opacity="100%" style:font-name="Nachlieli CLM1" fo:font-family="'Nachlieli CLM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1" style:display-name="Master1-Layout1-title-שקופית-כותרת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Gliederung_20_2" style:display-name="Master1-Layout1-title-שקופית-כותרת~LT~Gliederung 2" style:family="paragraph" style:parent-style-name="Master1-Layout1-title-שקופית-כותרת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-title-שקופית-כותרת_7e_LT_7e_Gliederung_20_3" style:display-name="Master1-Layout1-title-שקופית-כותרת~LT~Gliederung 3" style:family="paragraph" style:parent-style-name="Master1-Layout1-title-שקופית-כותרת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-title-שקופית-כותרת_7e_LT_7e_Gliederung_20_4" style:display-name="Master1-Layout1-title-שקופית-כותרת~LT~Gliederung 4" style:family="paragraph" style:parent-style-name="Master1-Layout1-title-שקופית-כותרת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5" style:display-name="Master1-Layout1-title-שקופית-כותרת~LT~Gliederung 5" style:family="paragraph" style:parent-style-name="Master1-Layout1-title-שקופית-כותרת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6" style:display-name="Master1-Layout1-title-שקופית-כותרת~LT~Gliederung 6" style:family="paragraph" style:parent-style-name="Master1-Layout1-title-שקופית-כותרת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7" style:display-name="Master1-Layout1-title-שקופית-כותרת~LT~Gliederung 7" style:family="paragraph" style:parent-style-name="Master1-Layout1-title-שקופית-כותרת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8" style:display-name="Master1-Layout1-title-שקופית-כותרת~LT~Gliederung 8" style:family="paragraph" style:parent-style-name="Master1-Layout1-title-שקופית-כותרת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Gliederung_20_9" style:display-name="Master1-Layout1-title-שקופית-כותרת~LT~Gliederung 9" style:family="paragraph" style:parent-style-name="Master1-Layout1-title-שקופית-כותרת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-title-שקופית-כותרת_7e_LT_7e_Titel" style:display-name="Master1-Layout1-title-שקופית-כותרת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Untertitel" style:display-name="Master1-Layout1-title-שקופית-כותרת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Notizen" style:display-name="Master1-Layout1-title-שקופית-כותרת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-title-שקופית-כותרת_7e_LT_7e_Hintergrundobjekte" style:display-name="Master1-Layout1-title-שקופית-כותרת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-title-שקופית-כותרת_7e_LT_7e_Hintergrund" style:display-name="Master1-Layout1-title-שקופית-כותרת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Gliederung_20_1" style:display-name="Master1-Layout2-obj-כותרת-ותוכן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Gliederung_20_2" style:display-name="Master1-Layout2-obj-כותרת-ותוכן~LT~Gliederung 2" style:family="paragraph" style:parent-style-name="Master1-Layout2-obj-כותרת-ותוכן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2-obj-כותרת-ותוכן_7e_LT_7e_Gliederung_20_3" style:display-name="Master1-Layout2-obj-כותרת-ותוכן~LT~Gliederung 3" style:family="paragraph" style:parent-style-name="Master1-Layout2-obj-כותרת-ותוכן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2-obj-כותרת-ותוכן_7e_LT_7e_Gliederung_20_4" style:display-name="Master1-Layout2-obj-כותרת-ותוכן~LT~Gliederung 4" style:family="paragraph" style:parent-style-name="Master1-Layout2-obj-כותרת-ותוכן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5" style:display-name="Master1-Layout2-obj-כותרת-ותוכן~LT~Gliederung 5" style:family="paragraph" style:parent-style-name="Master1-Layout2-obj-כותרת-ותוכן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6" style:display-name="Master1-Layout2-obj-כותרת-ותוכן~LT~Gliederung 6" style:family="paragraph" style:parent-style-name="Master1-Layout2-obj-כותרת-ותוכן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7" style:display-name="Master1-Layout2-obj-כותרת-ותוכן~LT~Gliederung 7" style:family="paragraph" style:parent-style-name="Master1-Layout2-obj-כותרת-ותוכן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8" style:display-name="Master1-Layout2-obj-כותרת-ותוכן~LT~Gliederung 8" style:family="paragraph" style:parent-style-name="Master1-Layout2-obj-כותרת-ותוכן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Gliederung_20_9" style:display-name="Master1-Layout2-obj-כותרת-ותוכן~LT~Gliederung 9" style:family="paragraph" style:parent-style-name="Master1-Layout2-obj-כותרת-ותוכן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2-obj-כותרת-ותוכן_7e_LT_7e_Titel" style:display-name="Master1-Layout2-obj-כותרת-ותוכן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Untertitel" style:display-name="Master1-Layout2-obj-כותרת-ותוכן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Notizen" style:display-name="Master1-Layout2-obj-כותרת-ותוכן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2-obj-כותרת-ותוכן_7e_LT_7e_Hintergrundobjekte" style:display-name="Master1-Layout2-obj-כותרת-ותוכן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2-obj-כותרת-ותוכן_7e_LT_7e_Hintergrund" style:display-name="Master1-Layout2-obj-כותרת-ותוכן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Gliederung_20_1" style:display-name="Master1-Layout3-secHead-כותרת-מקטע-עליונ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Gliederung_20_2" style:display-name="Master1-Layout3-secHead-כותרת-מקטע-עליונה~LT~Gliederung 2" style:family="paragraph" style:parent-style-name="Master1-Layout3-secHead-כותרת-מקטע-עליונ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3-secHead-כותרת-מקטע-עליונה_7e_LT_7e_Gliederung_20_3" style:display-name="Master1-Layout3-secHead-כותרת-מקטע-עליונה~LT~Gliederung 3" style:family="paragraph" style:parent-style-name="Master1-Layout3-secHead-כותרת-מקטע-עליונ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3-secHead-כותרת-מקטע-עליונה_7e_LT_7e_Gliederung_20_4" style:display-name="Master1-Layout3-secHead-כותרת-מקטע-עליונה~LT~Gliederung 4" style:family="paragraph" style:parent-style-name="Master1-Layout3-secHead-כותרת-מקטע-עליונ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5" style:display-name="Master1-Layout3-secHead-כותרת-מקטע-עליונה~LT~Gliederung 5" style:family="paragraph" style:parent-style-name="Master1-Layout3-secHead-כותרת-מקטע-עליונ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6" style:display-name="Master1-Layout3-secHead-כותרת-מקטע-עליונה~LT~Gliederung 6" style:family="paragraph" style:parent-style-name="Master1-Layout3-secHead-כותרת-מקטע-עליונ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7" style:display-name="Master1-Layout3-secHead-כותרת-מקטע-עליונה~LT~Gliederung 7" style:family="paragraph" style:parent-style-name="Master1-Layout3-secHead-כותרת-מקטע-עליונ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8" style:display-name="Master1-Layout3-secHead-כותרת-מקטע-עליונה~LT~Gliederung 8" style:family="paragraph" style:parent-style-name="Master1-Layout3-secHead-כותרת-מקטע-עליונ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Gliederung_20_9" style:display-name="Master1-Layout3-secHead-כותרת-מקטע-עליונה~LT~Gliederung 9" style:family="paragraph" style:parent-style-name="Master1-Layout3-secHead-כותרת-מקטע-עליונ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3-secHead-כותרת-מקטע-עליונה_7e_LT_7e_Titel" style:display-name="Master1-Layout3-secHead-כותרת-מקטע-עליונ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Untertitel" style:display-name="Master1-Layout3-secHead-כותרת-מקטע-עליונ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Notizen" style:display-name="Master1-Layout3-secHead-כותרת-מקטע-עליונ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3-secHead-כותרת-מקטע-עליונה_7e_LT_7e_Hintergrundobjekte" style:display-name="Master1-Layout3-secHead-כותרת-מקטע-עליונ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3-secHead-כותרת-מקטע-עליונה_7e_LT_7e_Hintergrund" style:display-name="Master1-Layout3-secHead-כותרת-מקטע-עליונ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Gliederung_20_1" style:display-name="Master1-Layout4-twoObj-שני-תכנים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Gliederung_20_2" style:display-name="Master1-Layout4-twoObj-שני-תכנים~LT~Gliederung 2" style:family="paragraph" style:parent-style-name="Master1-Layout4-twoObj-שני-תכנים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4-twoObj-שני-תכנים_7e_LT_7e_Gliederung_20_3" style:display-name="Master1-Layout4-twoObj-שני-תכנים~LT~Gliederung 3" style:family="paragraph" style:parent-style-name="Master1-Layout4-twoObj-שני-תכנים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4-twoObj-שני-תכנים_7e_LT_7e_Gliederung_20_4" style:display-name="Master1-Layout4-twoObj-שני-תכנים~LT~Gliederung 4" style:family="paragraph" style:parent-style-name="Master1-Layout4-twoObj-שני-תכנים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5" style:display-name="Master1-Layout4-twoObj-שני-תכנים~LT~Gliederung 5" style:family="paragraph" style:parent-style-name="Master1-Layout4-twoObj-שני-תכנים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6" style:display-name="Master1-Layout4-twoObj-שני-תכנים~LT~Gliederung 6" style:family="paragraph" style:parent-style-name="Master1-Layout4-twoObj-שני-תכנים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7" style:display-name="Master1-Layout4-twoObj-שני-תכנים~LT~Gliederung 7" style:family="paragraph" style:parent-style-name="Master1-Layout4-twoObj-שני-תכנים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8" style:display-name="Master1-Layout4-twoObj-שני-תכנים~LT~Gliederung 8" style:family="paragraph" style:parent-style-name="Master1-Layout4-twoObj-שני-תכנים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Gliederung_20_9" style:display-name="Master1-Layout4-twoObj-שני-תכנים~LT~Gliederung 9" style:family="paragraph" style:parent-style-name="Master1-Layout4-twoObj-שני-תכנים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4-twoObj-שני-תכנים_7e_LT_7e_Titel" style:display-name="Master1-Layout4-twoObj-שני-תכנים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Untertitel" style:display-name="Master1-Layout4-twoObj-שני-תכנים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Notizen" style:display-name="Master1-Layout4-twoObj-שני-תכנים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4-twoObj-שני-תכנים_7e_LT_7e_Hintergrundobjekte" style:display-name="Master1-Layout4-twoObj-שני-תכנים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4-twoObj-שני-תכנים_7e_LT_7e_Hintergrund" style:display-name="Master1-Layout4-twoObj-שני-תכנים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Gliederung_20_1" style:display-name="Master1-Layout5-twoTxTwoObj-השוואה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Gliederung_20_2" style:display-name="Master1-Layout5-twoTxTwoObj-השוואה~LT~Gliederung 2" style:family="paragraph" style:parent-style-name="Master1-Layout5-twoTxTwoObj-השוואה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5-twoTxTwoObj-השוואה_7e_LT_7e_Gliederung_20_3" style:display-name="Master1-Layout5-twoTxTwoObj-השוואה~LT~Gliederung 3" style:family="paragraph" style:parent-style-name="Master1-Layout5-twoTxTwoObj-השוואה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5-twoTxTwoObj-השוואה_7e_LT_7e_Gliederung_20_4" style:display-name="Master1-Layout5-twoTxTwoObj-השוואה~LT~Gliederung 4" style:family="paragraph" style:parent-style-name="Master1-Layout5-twoTxTwoObj-השוואה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5" style:display-name="Master1-Layout5-twoTxTwoObj-השוואה~LT~Gliederung 5" style:family="paragraph" style:parent-style-name="Master1-Layout5-twoTxTwoObj-השוואה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6" style:display-name="Master1-Layout5-twoTxTwoObj-השוואה~LT~Gliederung 6" style:family="paragraph" style:parent-style-name="Master1-Layout5-twoTxTwoObj-השוואה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7" style:display-name="Master1-Layout5-twoTxTwoObj-השוואה~LT~Gliederung 7" style:family="paragraph" style:parent-style-name="Master1-Layout5-twoTxTwoObj-השוואה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8" style:display-name="Master1-Layout5-twoTxTwoObj-השוואה~LT~Gliederung 8" style:family="paragraph" style:parent-style-name="Master1-Layout5-twoTxTwoObj-השוואה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Gliederung_20_9" style:display-name="Master1-Layout5-twoTxTwoObj-השוואה~LT~Gliederung 9" style:family="paragraph" style:parent-style-name="Master1-Layout5-twoTxTwoObj-השוואה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5-twoTxTwoObj-השוואה_7e_LT_7e_Titel" style:display-name="Master1-Layout5-twoTxTwoObj-השוואה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Untertitel" style:display-name="Master1-Layout5-twoTxTwoObj-השוואה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Notizen" style:display-name="Master1-Layout5-twoTxTwoObj-השוואה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5-twoTxTwoObj-השוואה_7e_LT_7e_Hintergrundobjekte" style:display-name="Master1-Layout5-twoTxTwoObj-השוואה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5-twoTxTwoObj-השוואה_7e_LT_7e_Hintergrund" style:display-name="Master1-Layout5-twoTxTwoObj-השוואה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Gliederung_20_1" style:display-name="Master1-Layout6-titleOnly-כותרת-בלבד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Gliederung_20_2" style:display-name="Master1-Layout6-titleOnly-כותרת-בלבד~LT~Gliederung 2" style:family="paragraph" style:parent-style-name="Master1-Layout6-titleOnly-כותרת-בלבד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6-titleOnly-כותרת-בלבד_7e_LT_7e_Gliederung_20_3" style:display-name="Master1-Layout6-titleOnly-כותרת-בלבד~LT~Gliederung 3" style:family="paragraph" style:parent-style-name="Master1-Layout6-titleOnly-כותרת-בלבד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6-titleOnly-כותרת-בלבד_7e_LT_7e_Gliederung_20_4" style:display-name="Master1-Layout6-titleOnly-כותרת-בלבד~LT~Gliederung 4" style:family="paragraph" style:parent-style-name="Master1-Layout6-titleOnly-כותרת-בלבד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5" style:display-name="Master1-Layout6-titleOnly-כותרת-בלבד~LT~Gliederung 5" style:family="paragraph" style:parent-style-name="Master1-Layout6-titleOnly-כותרת-בלבד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6" style:display-name="Master1-Layout6-titleOnly-כותרת-בלבד~LT~Gliederung 6" style:family="paragraph" style:parent-style-name="Master1-Layout6-titleOnly-כותרת-בלבד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7" style:display-name="Master1-Layout6-titleOnly-כותרת-בלבד~LT~Gliederung 7" style:family="paragraph" style:parent-style-name="Master1-Layout6-titleOnly-כותרת-בלבד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8" style:display-name="Master1-Layout6-titleOnly-כותרת-בלבד~LT~Gliederung 8" style:family="paragraph" style:parent-style-name="Master1-Layout6-titleOnly-כותרת-בלבד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Gliederung_20_9" style:display-name="Master1-Layout6-titleOnly-כותרת-בלבד~LT~Gliederung 9" style:family="paragraph" style:parent-style-name="Master1-Layout6-titleOnly-כותרת-בלבד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6-titleOnly-כותרת-בלבד_7e_LT_7e_Titel" style:display-name="Master1-Layout6-titleOnly-כותרת-בלבד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Untertitel" style:display-name="Master1-Layout6-titleOnly-כותרת-בלבד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Notizen" style:display-name="Master1-Layout6-titleOnly-כותרת-בלבד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6-titleOnly-כותרת-בלבד_7e_LT_7e_Hintergrundobjekte" style:display-name="Master1-Layout6-titleOnly-כותרת-בלבד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6-titleOnly-כותרת-בלבד_7e_LT_7e_Hintergrund" style:display-name="Master1-Layout6-titleOnly-כותרת-בלבד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Gliederung_20_1" style:display-name="Master1-Layout7-blank-ריק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Gliederung_20_2" style:display-name="Master1-Layout7-blank-ריק~LT~Gliederung 2" style:family="paragraph" style:parent-style-name="Master1-Layout7-blank-ריק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7-blank-ריק_7e_LT_7e_Gliederung_20_3" style:display-name="Master1-Layout7-blank-ריק~LT~Gliederung 3" style:family="paragraph" style:parent-style-name="Master1-Layout7-blank-ריק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7-blank-ריק_7e_LT_7e_Gliederung_20_4" style:display-name="Master1-Layout7-blank-ריק~LT~Gliederung 4" style:family="paragraph" style:parent-style-name="Master1-Layout7-blank-ריק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5" style:display-name="Master1-Layout7-blank-ריק~LT~Gliederung 5" style:family="paragraph" style:parent-style-name="Master1-Layout7-blank-ריק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6" style:display-name="Master1-Layout7-blank-ריק~LT~Gliederung 6" style:family="paragraph" style:parent-style-name="Master1-Layout7-blank-ריק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7" style:display-name="Master1-Layout7-blank-ריק~LT~Gliederung 7" style:family="paragraph" style:parent-style-name="Master1-Layout7-blank-ריק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8" style:display-name="Master1-Layout7-blank-ריק~LT~Gliederung 8" style:family="paragraph" style:parent-style-name="Master1-Layout7-blank-ריק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Gliederung_20_9" style:display-name="Master1-Layout7-blank-ריק~LT~Gliederung 9" style:family="paragraph" style:parent-style-name="Master1-Layout7-blank-ריק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7-blank-ריק_7e_LT_7e_Titel" style:display-name="Master1-Layout7-blank-ריק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Untertitel" style:display-name="Master1-Layout7-blank-ריק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Notizen" style:display-name="Master1-Layout7-blank-ריק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7-blank-ריק_7e_LT_7e_Hintergrundobjekte" style:display-name="Master1-Layout7-blank-ריק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7-blank-ריק_7e_LT_7e_Hintergrund" style:display-name="Master1-Layout7-blank-ריק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Gliederung_20_1" style:display-name="Master1-Layout8-objTx-תוכן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Gliederung_20_2" style:display-name="Master1-Layout8-objTx-תוכן-עם-כיתוב~LT~Gliederung 2" style:family="paragraph" style:parent-style-name="Master1-Layout8-objTx-תוכן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8-objTx-תוכן-עם-כיתוב_7e_LT_7e_Gliederung_20_3" style:display-name="Master1-Layout8-objTx-תוכן-עם-כיתוב~LT~Gliederung 3" style:family="paragraph" style:parent-style-name="Master1-Layout8-objTx-תוכן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8-objTx-תוכן-עם-כיתוב_7e_LT_7e_Gliederung_20_4" style:display-name="Master1-Layout8-objTx-תוכן-עם-כיתוב~LT~Gliederung 4" style:family="paragraph" style:parent-style-name="Master1-Layout8-objTx-תוכן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5" style:display-name="Master1-Layout8-objTx-תוכן-עם-כיתוב~LT~Gliederung 5" style:family="paragraph" style:parent-style-name="Master1-Layout8-objTx-תוכן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6" style:display-name="Master1-Layout8-objTx-תוכן-עם-כיתוב~LT~Gliederung 6" style:family="paragraph" style:parent-style-name="Master1-Layout8-objTx-תוכן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7" style:display-name="Master1-Layout8-objTx-תוכן-עם-כיתוב~LT~Gliederung 7" style:family="paragraph" style:parent-style-name="Master1-Layout8-objTx-תוכן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8" style:display-name="Master1-Layout8-objTx-תוכן-עם-כיתוב~LT~Gliederung 8" style:family="paragraph" style:parent-style-name="Master1-Layout8-objTx-תוכן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Gliederung_20_9" style:display-name="Master1-Layout8-objTx-תוכן-עם-כיתוב~LT~Gliederung 9" style:family="paragraph" style:parent-style-name="Master1-Layout8-objTx-תוכן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8-objTx-תוכן-עם-כיתוב_7e_LT_7e_Titel" style:display-name="Master1-Layout8-objTx-תוכן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Untertitel" style:display-name="Master1-Layout8-objTx-תוכן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Notizen" style:display-name="Master1-Layout8-objTx-תוכן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8-objTx-תוכן-עם-כיתוב_7e_LT_7e_Hintergrundobjekte" style:display-name="Master1-Layout8-objTx-תוכן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8-objTx-תוכן-עם-כיתוב_7e_LT_7e_Hintergrund" style:display-name="Master1-Layout8-objTx-תוכן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Gliederung_20_1" style:display-name="Master1-Layout9-picTx-תמונה-עם-כיתוב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Gliederung_20_2" style:display-name="Master1-Layout9-picTx-תמונה-עם-כיתוב~LT~Gliederung 2" style:family="paragraph" style:parent-style-name="Master1-Layout9-picTx-תמונה-עם-כיתוב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9-picTx-תמונה-עם-כיתוב_7e_LT_7e_Gliederung_20_3" style:display-name="Master1-Layout9-picTx-תמונה-עם-כיתוב~LT~Gliederung 3" style:family="paragraph" style:parent-style-name="Master1-Layout9-picTx-תמונה-עם-כיתוב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9-picTx-תמונה-עם-כיתוב_7e_LT_7e_Gliederung_20_4" style:display-name="Master1-Layout9-picTx-תמונה-עם-כיתוב~LT~Gliederung 4" style:family="paragraph" style:parent-style-name="Master1-Layout9-picTx-תמונה-עם-כיתוב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5" style:display-name="Master1-Layout9-picTx-תמונה-עם-כיתוב~LT~Gliederung 5" style:family="paragraph" style:parent-style-name="Master1-Layout9-picTx-תמונה-עם-כיתוב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6" style:display-name="Master1-Layout9-picTx-תמונה-עם-כיתוב~LT~Gliederung 6" style:family="paragraph" style:parent-style-name="Master1-Layout9-picTx-תמונה-עם-כיתוב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7" style:display-name="Master1-Layout9-picTx-תמונה-עם-כיתוב~LT~Gliederung 7" style:family="paragraph" style:parent-style-name="Master1-Layout9-picTx-תמונה-עם-כיתוב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8" style:display-name="Master1-Layout9-picTx-תמונה-עם-כיתוב~LT~Gliederung 8" style:family="paragraph" style:parent-style-name="Master1-Layout9-picTx-תמונה-עם-כיתוב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Gliederung_20_9" style:display-name="Master1-Layout9-picTx-תמונה-עם-כיתוב~LT~Gliederung 9" style:family="paragraph" style:parent-style-name="Master1-Layout9-picTx-תמונה-עם-כיתוב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9-picTx-תמונה-עם-כיתוב_7e_LT_7e_Titel" style:display-name="Master1-Layout9-picTx-תמונה-עם-כיתוב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Untertitel" style:display-name="Master1-Layout9-picTx-תמונה-עם-כיתוב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Notizen" style:display-name="Master1-Layout9-picTx-תמונה-עם-כיתוב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9-picTx-תמונה-עם-כיתוב_7e_LT_7e_Hintergrundobjekte" style:display-name="Master1-Layout9-picTx-תמונה-עם-כיתוב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9-picTx-תמונה-עם-כיתוב_7e_LT_7e_Hintergrund" style:display-name="Master1-Layout9-picTx-תמונה-עם-כיתוב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Gliederung_20_1" style:display-name="Master1-Layout10-vertTx-כותרת-וטקסט-אנכי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Gliederung_20_2" style:display-name="Master1-Layout10-vertTx-כותרת-וטקסט-אנכי~LT~Gliederung 2" style:family="paragraph" style:parent-style-name="Master1-Layout10-vertTx-כותרת-וטקסט-אנכי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0-vertTx-כותרת-וטקסט-אנכי_7e_LT_7e_Gliederung_20_3" style:display-name="Master1-Layout10-vertTx-כותרת-וטקסט-אנכי~LT~Gliederung 3" style:family="paragraph" style:parent-style-name="Master1-Layout10-vertTx-כותרת-וטקסט-אנכי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0-vertTx-כותרת-וטקסט-אנכי_7e_LT_7e_Gliederung_20_4" style:display-name="Master1-Layout10-vertTx-כותרת-וטקסט-אנכי~LT~Gliederung 4" style:family="paragraph" style:parent-style-name="Master1-Layout10-vertTx-כותרת-וטקסט-אנכי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5" style:display-name="Master1-Layout10-vertTx-כותרת-וטקסט-אנכי~LT~Gliederung 5" style:family="paragraph" style:parent-style-name="Master1-Layout10-vertTx-כותרת-וטקסט-אנכי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6" style:display-name="Master1-Layout10-vertTx-כותרת-וטקסט-אנכי~LT~Gliederung 6" style:family="paragraph" style:parent-style-name="Master1-Layout10-vertTx-כותרת-וטקסט-אנכי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7" style:display-name="Master1-Layout10-vertTx-כותרת-וטקסט-אנכי~LT~Gliederung 7" style:family="paragraph" style:parent-style-name="Master1-Layout10-vertTx-כותרת-וטקסט-אנכי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8" style:display-name="Master1-Layout10-vertTx-כותרת-וטקסט-אנכי~LT~Gliederung 8" style:family="paragraph" style:parent-style-name="Master1-Layout10-vertTx-כותרת-וטקסט-אנכי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Gliederung_20_9" style:display-name="Master1-Layout10-vertTx-כותרת-וטקסט-אנכי~LT~Gliederung 9" style:family="paragraph" style:parent-style-name="Master1-Layout10-vertTx-כותרת-וטקסט-אנכי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0-vertTx-כותרת-וטקסט-אנכי_7e_LT_7e_Titel" style:display-name="Master1-Layout10-vertTx-כותרת-וטקסט-אנכי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Untertitel" style:display-name="Master1-Layout10-vertTx-כותרת-וטקסט-אנכי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Notizen" style:display-name="Master1-Layout10-vertTx-כותרת-וטקסט-אנכי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0-vertTx-כותרת-וטקסט-אנכי_7e_LT_7e_Hintergrundobjekte" style:display-name="Master1-Layout10-vertTx-כותרת-וטקסט-אנכי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0-vertTx-כותרת-וטקסט-אנכי_7e_LT_7e_Hintergrund" style:display-name="Master1-Layout10-vertTx-כותרת-וטקסט-אנכי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Gliederung_20_1" style:display-name="Master1-Layout11-vertTitleAndTx-כותרת-אנכית-וטקסט~LT~Gliederung 1" style:family="paragraph" style:default-outline-level="">
      <style:paragraph-properties fo:margin-top="0.1965in" fo:margin-bottom="0in" style:contextual-spacing="false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paragraph" style:parent-style-name="Master1-Layout11-vertTitleAndTx-כותרת-אנכית-וטקסט_7e_LT_7e_Gliederung_20_1" style:default-outline-level="">
      <style:paragraph-properties fo:margin-top="0.1575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paragraph" style:parent-style-name="Master1-Layout11-vertTitleAndTx-כותרת-אנכית-וטקסט_7e_LT_7e_Gliederung_20_2" style:default-outline-level="">
      <style:paragraph-properties fo:margin-top="0.1181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paragraph" style:parent-style-name="Master1-Layout11-vertTitleAndTx-כותרת-אנכית-וטקסט_7e_LT_7e_Gliederung_20_3" style:default-outline-level="">
      <style:paragraph-properties fo:margin-top="0.0783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paragraph" style:parent-style-name="Master1-Layout11-vertTitleAndTx-כותרת-אנכית-וטקסט_7e_LT_7e_Gliederung_20_4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paragraph" style:parent-style-name="Master1-Layout11-vertTitleAndTx-כותרת-אנכית-וטקסט_7e_LT_7e_Gliederung_20_5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paragraph" style:parent-style-name="Master1-Layout11-vertTitleAndTx-כותרת-אנכית-וטקסט_7e_LT_7e_Gliederung_20_6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paragraph" style:parent-style-name="Master1-Layout11-vertTitleAndTx-כותרת-אנכית-וטקסט_7e_LT_7e_Gliederung_20_7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paragraph" style:parent-style-name="Master1-Layout11-vertTitleAndTx-כותרת-אנכית-וטקסט_7e_LT_7e_Gliederung_20_8" style:default-outline-level="">
      <style:paragraph-properties fo:margin-top="0.0398in" fo:margin-bottom="0in" style:contextual-spacing="false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Master1-Layout11-vertTitleAndTx-כותרת-אנכית-וטקסט_7e_LT_7e_Titel" style:display-name="Master1-Layout11-vertTitleAndTx-כותרת-אנכית-וטקסט~LT~Titel" style:family="paragraph" style:default-outline-level="">
      <style:paragraph-properties fo:text-align="center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Notizen" style:display-name="Master1-Layout11-vertTitleAndTx-כותרת-אנכית-וטקסט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Master1-Layout11-vertTitleAndTx-כותרת-אנכית-וטקסט_7e_LT_7e_Hintergrundobjekte" style:display-name="Master1-Layout11-vertTitleAndTx-כותרת-אנכית-וטקסט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Master1-Layout11-vertTitleAndTx-כותרת-אנכית-וטקסט_7e_LT_7e_Hintergrund" style:display-name="Master1-Layout11-vertTitleAndTx-כותרת-אנכית-וטקסט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er" style:family="paragraph" style:parent-style-name="Standard" style:class="extra"/>
    <style:style style:name="Default_7e_LT_7e_Gliederung_20_1" style:display-name="Default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font-size-asian="26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ffffff" loext:opacity="100%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Gliederung_20_1" style:display-name="Title1~LT~Gliederung 1" style:family="paragraph" style:default-outline-level="">
      <style:paragraph-properties fo:margin-left="0.3752in" fo:margin-right="0in" fo:margin-top="0.0965in" fo:margin-bottom="0in" style:contextual-spacing="false" style:line-height-at-least="0.139in" fo:text-align="start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.8126in" fo:margin-right="0in" fo:margin-top="0.0902in" fo:margin-bottom="0in" style:contextual-spacing="false" style:line-height-at-least="0.139in" fo:text-align="start" style:justify-single-word="false" fo:text-indent="-0.3126in" style:auto-text-indent="false" style:writing-mode="rl-tb">
        <style:tab-stops>
          <style:tab-stop style:position="0in"/>
          <style:tab-stop style:position="0.1874in"/>
          <style:tab-stop style:position="0.6874in"/>
          <style:tab-stop style:position="1.1874in"/>
          <style:tab-stop style:position="1.6874in"/>
          <style:tab-stop style:position="2.1874in"/>
          <style:tab-stop style:position="2.6874in"/>
          <style:tab-stop style:position="3.1874in"/>
          <style:tab-stop style:position="3.6874in"/>
          <style:tab-stop style:position="4.1874in"/>
          <style:tab-stop style:position="4.6874in"/>
          <style:tab-stop style:position="5.1874in"/>
          <style:tab-stop style:position="5.6874in"/>
          <style:tab-stop style:position="6.1874in"/>
          <style:tab-stop style:position="6.6874in"/>
          <style:tab-stop style:position="7.1874in"/>
          <style:tab-stop style:position="7.6874in"/>
          <style:tab-stop style:position="8.1874in"/>
          <style:tab-stop style:position="8.6874in"/>
          <style:tab-stop style:position="9.1874in"/>
          <style:tab-stop style:position="9.6874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1.25in" fo:margin-right="0in" fo:margin-top="0.0835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1.7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2.25in" fo:margin-right="0in" fo:margin-top="0.0693in" fo:margin-bottom="0in" style:contextual-spacing="false" style:line-height-at-least="0.139in" fo:text-align="start" style:justify-single-word="false" fo:text-indent="-0.25in" style:auto-text-indent="false" style:writing-mode="rl-tb">
        <style:tab-stops>
          <style:tab-stop style:position="0in"/>
          <style:tab-stop style:position="0.25in"/>
          <style:tab-stop style:position="0.75in"/>
          <style:tab-stop style:position="1.25in"/>
          <style:tab-stop style:position="1.75in"/>
          <style:tab-stop style:position="2.25in"/>
          <style:tab-stop style:position="2.75in"/>
          <style:tab-stop style:position="3.25in"/>
          <style:tab-stop style:position="3.75in"/>
          <style:tab-stop style:position="4.25in"/>
          <style:tab-stop style:position="4.75in"/>
          <style:tab-stop style:position="5.25in"/>
          <style:tab-stop style:position="5.75in"/>
          <style:tab-stop style:position="6.25in"/>
          <style:tab-stop style:position="6.75in"/>
          <style:tab-stop style:position="7.25in"/>
          <style:tab-stop style:position="7.75in"/>
          <style:tab-stop style:position="8.25in"/>
          <style:tab-stop style:position="8.7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line-height="70%" fo:text-align="start" style:justify-single-word="false" fo:orphans="2" fo:widows="2" fo:text-indent="0in" style:auto-text-indent="false" style:writing-mode="rl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.3752in" fo:margin-right="0in" fo:margin-top="0.0965in" fo:margin-bottom="0in" style:contextual-spacing="false" style:line-height-at-least="0.139in" fo:text-align="center" style:justify-single-word="false" fo:orphans="2" fo:widows="2" fo:text-indent="-0.3752in" style:auto-text-indent="false" style:writing-mode="rl-tb">
        <style:tab-stops>
          <style:tab-stop style:position="0in"/>
          <style:tab-stop style:position="0.1252in"/>
          <style:tab-stop style:position="0.6252in"/>
          <style:tab-stop style:position="1.1252in"/>
          <style:tab-stop style:position="1.6252in"/>
          <style:tab-stop style:position="2.1252in"/>
          <style:tab-stop style:position="2.6252in"/>
          <style:tab-stop style:position="3.1252in"/>
          <style:tab-stop style:position="3.6252in"/>
          <style:tab-stop style:position="4.1252in"/>
          <style:tab-stop style:position="4.6252in"/>
          <style:tab-stop style:position="5.1252in"/>
          <style:tab-stop style:position="5.6252in"/>
          <style:tab-stop style:position="6.1252in"/>
          <style:tab-stop style:position="6.6252in"/>
          <style:tab-stop style:position="7.1252in"/>
          <style:tab-stop style:position="7.6252in"/>
          <style:tab-stop style:position="8.1252in"/>
          <style:tab-stop style:position="8.6252in"/>
          <style:tab-stop style:position="9.1252in"/>
          <style:tab-stop style:position="9.6252in"/>
        </style:tab-stops>
      </style:paragraph-properties>
      <style:text-properties fo:color="#000000" loext:opacity="100%" style:text-outline="false" style:text-line-through-style="none" style:text-line-through-type="none" style:font-name="Arial" fo:font-family="Arial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style:line-height-at-least="0.139in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0.5in"/>
          <style:tab-stop style:position="1in"/>
          <style:tab-stop style:position="1.5in"/>
          <style:tab-stop style:position="2in"/>
          <style:tab-stop style:position="2.5in"/>
          <style:tab-stop style:position="3in"/>
          <style:tab-stop style:position="3.5in"/>
          <style:tab-stop style:position="4in"/>
          <style:tab-stop style:position="4.5in"/>
          <style:tab-stop style:position="5in"/>
          <style:tab-stop style:position="5.5in"/>
          <style:tab-stop style:position="6in"/>
          <style:tab-stop style:position="6.5in"/>
          <style:tab-stop style:position="7in"/>
          <style:tab-stop style:position="7.5in"/>
          <style:tab-stop style:position="8in"/>
          <style:tab-stop style:position="8.5in"/>
          <style:tab-stop style:position="9in"/>
          <style:tab-stop style:position="9.5in"/>
          <style:tab-stop style:position="10in"/>
        </style:tab-stops>
      </style:paragraph-properties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able_20_Contents" style:display-name="Table Contents" style:family="paragraph" style:parent-style-name="Standard" style:class="extra"/>
    <style:style style:name="Footnote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Numbering_20_Symbols" style:display-name="Numbering Symbol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Internet_20_Link" style:display-name="Internet Link" style:family="paragraph" style:default-outline-level="">
      <style:paragraph-properties fo:text-align="start" style:justify-single-word="false" fo:orphans="2" fo:widows="2" style:writing-mode="lr-tb"/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ullets" style:family="paragraph" style:default-outline-level="">
      <style:paragraph-properties fo:text-align="start" style:justify-single-word="false" fo:orphans="2" fo:widows="2" style:writing-mode="lr-tb"/>
      <style:text-properties style:font-name="OpenSymbol1" fo:font-family="OpenSymbol, 'Arial Unicode MS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Anchor" style:display-name="Footnote Anchor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Footnote_20_Characters" style:display-name="Footnote Character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_5f_1" style:display-name="Default_1" style:family="paragraph" style:default-outline-level="">
      <style:paragraph-properties fo:margin-left="0in" fo:margin-right="0in" fo:margin-top="0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1" style:display-name="Title and Content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Gliederung_20_2" style:display-name="Title and Content~LT~Gliederung 2" style:family="paragraph" style:parent-style-name="Title_20_and_20_Content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7e_LT_7e_Gliederung_20_3" style:display-name="Title and Content~LT~Gliederung 3" style:family="paragraph" style:parent-style-name="Title_20_and_20_Content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4" style:display-name="Title and Content~LT~Gliederung 4" style:family="paragraph" style:parent-style-name="Title_20_and_20_Content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5" style:display-name="Title and Content~LT~Gliederung 5" style:family="paragraph" style:parent-style-name="Title_20_and_20_Content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6" style:display-name="Title and Content~LT~Gliederung 6" style:family="paragraph" style:parent-style-name="Title_20_and_20_Content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7" style:display-name="Title and Content~LT~Gliederung 7" style:family="paragraph" style:parent-style-name="Title_20_and_20_Content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8" style:display-name="Title and Content~LT~Gliederung 8" style:family="paragraph" style:parent-style-name="Title_20_and_20_Content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Gliederung_20_9" style:display-name="Title and Content~LT~Gliederung 9" style:family="paragraph" style:parent-style-name="Title_20_and_20_Content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7e_LT_7e_Titel" style:display-name="Title and Content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Untertitel" style:display-name="Title and Content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Notizen" style:display-name="Title and Content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7e_LT_7e_Hintergrundobjekte" style:display-name="Title and Content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7e_LT_7e_Hintergrund" style:display-name="Title and Content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Gliederung_20_1" style:display-name="Title and Content_~LT~Gliederung 1" style:family="paragraph" style:default-outline-level="">
      <style:paragraph-properties fo:margin-left="0in" fo:margin-right="0in" fo:margin-top="0.2165in" fo:margin-bottom="0in" style:contextual-spacing="false" style:line-height-at-least="0.139in" fo:text-align="start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30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Gliederung_20_2" style:display-name="Title and Content_~LT~Gliederung 2" style:family="paragraph" style:parent-style-name="Title_20_and_20_Content_5f__7e_LT_7e_Gliederung_20_1" style:default-outline-level="">
      <style:paragraph-properties fo:margin-left="0in" fo:margin-right="0in" fo:margin-top="0.1728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3pt" fo:letter-spacing="normal" fo:font-style="normal" fo:text-shadow="none" style:text-underline-style="none" fo:font-weight="normal" style:letter-kerning="true" style:font-size-asian="23pt" style:font-style-asian="normal" style:font-weight-asian="normal" style:text-emphasize="none"/>
    </style:style>
    <style:style style:name="Title_20_and_20_Content_5f__7e_LT_7e_Gliederung_20_3" style:display-name="Title and Content_~LT~Gliederung 3" style:family="paragraph" style:parent-style-name="Title_20_and_20_Content_5f__7e_LT_7e_Gliederung_20_2" style:default-outline-level="">
      <style:paragraph-properties fo:margin-left="0in" fo:margin-right="0in" fo:margin-top="0.129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4" style:display-name="Title and Content_~LT~Gliederung 4" style:family="paragraph" style:parent-style-name="Title_20_and_20_Content_5f__7e_LT_7e_Gliederung_20_3" style:default-outline-level="">
      <style:paragraph-properties fo:margin-left="0in" fo:margin-right="0in" fo:margin-top="0.0866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5" style:display-name="Title and Content_~LT~Gliederung 5" style:family="paragraph" style:parent-style-name="Title_20_and_20_Content_5f__7e_LT_7e_Gliederung_20_4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6" style:display-name="Title and Content_~LT~Gliederung 6" style:family="paragraph" style:parent-style-name="Title_20_and_20_Content_5f__7e_LT_7e_Gliederung_20_5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7" style:display-name="Title and Content_~LT~Gliederung 7" style:family="paragraph" style:parent-style-name="Title_20_and_20_Content_5f__7e_LT_7e_Gliederung_20_6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8" style:display-name="Title and Content_~LT~Gliederung 8" style:family="paragraph" style:parent-style-name="Title_20_and_20_Content_5f__7e_LT_7e_Gliederung_20_7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Gliederung_20_9" style:display-name="Title and Content_~LT~Gliederung 9" style:family="paragraph" style:parent-style-name="Title_20_and_20_Content_5f__7e_LT_7e_Gliederung_20_8" style:default-outline-level="">
      <style:paragraph-properties fo:margin-left="0in" fo:margin-right="0in" fo:margin-top="0.0429in" fo:margin-bottom="0in" style:contextual-spacing="false" style:line-height-at-least="0.139in" fo:text-align="start" style:justify-single-word="false" fo:text-indent="0in" style:auto-text-indent="false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0pt" fo:letter-spacing="normal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20_and_20_Content_5f__7e_LT_7e_Titel" style:display-name="Title and Content_~LT~Titel" style:family="paragraph" style:default-outline-level="">
      <style:paragraph-properties style:line-height-at-least="0.139in" fo:text-align="start" style:justify-single-word="false" fo:orphans="2" fo:widows="2" style:writing-mode="lr-tb"/>
      <style:text-properties fo:color="#000000" loext:opacity="100%" style:text-outline="false" style:text-line-through-style="none" style:text-line-through-type="none" style:font-name="ＭＳ Ｐゴシック" fo:font-family="'ＭＳ Ｐゴシック'" style:font-family-generic="roman" style:font-pitch="variable" fo:font-size="24pt" fo:letter-spacing="normal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Untertitel" style:display-name="Title and Content_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Notizen" style:display-name="Title and Content_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loext:opacity="100%" style:text-outline="false" style:text-line-through-style="none" style:text-line-through-type="none" style:font-name="Nachlieli CLM1" fo:font-family="'Nachlieli CLM'" style:font-family-generic="roman" style:font-pitch="variable" fo:font-size="2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_20_and_20_Content_5f__7e_LT_7e_Hintergrundobjekte" style:display-name="Title and Content_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_20_and_20_Content_5f__7e_LT_7e_Hintergrund" style:display-name="Title and Content_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estion" style:family="paragraph" style:parent-style-name="Standard" style:default-outline-level="">
      <loext:graphic-properties draw:fill="solid" draw:fill-color="#fbe4d5"/>
      <style:paragraph-properties fo:margin-top="0in" fo:margin-bottom="0.1in" style:contextual-spacing="false" fo:background-color="#fbe4d5" fo:padding="0.0138in" fo:border="0.51pt dotted #000000" style:shadow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center" style:justify-single-word="false"/>
      <style:text-properties fo:font-size="10pt" fo:font-style="italic" style:text-underline-style="none" officeooo:rsid="0137f4f4" officeooo:paragraph-rsid="029d3cd1" style:font-size-asian="10pt" style:font-style-asian="italic" style:font-size-complex="10pt" style:font-style-complex="italic"/>
    </style:style>
    <style:style style:name="MP2" style:family="paragraph" style:parent-style-name="Footer">
      <style:paragraph-properties fo:text-align="center" style:justify-single-word="false"/>
      <style:text-properties officeooo:paragraph-rsid="029bdbb0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ברוך ה’ חונן הדעת</text:p>
      </style:header>
      <style:footer>
        <text:p text:style-name="MP2">- <text:page-number text:select-page="current">2</text:page-number><text:s/>-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7-11-04T18:18:28.350895855</meta:creation-date>
    <meta:generator>LibreOffice/25.2.2.2$Windows_X86_64 LibreOffice_project/7370d4be9e3cf6031a51beef54ff3bda878e3fac</meta:generator>
    <dc:date>2025-05-12T09:58:14.676011400</dc:date>
    <meta:editing-duration>P11DT22H17M9S</meta:editing-duration>
    <meta:editing-cycles>1513</meta:editing-cycles>
    <meta:document-statistic meta:table-count="0" meta:image-count="0" meta:object-count="0" meta:page-count="2" meta:paragraph-count="43" meta:word-count="569" meta:character-count="3127" meta:non-whitespace-character-count="2583"/>
  </office:meta>
</office:document-meta>
</file>